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1f1f1f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hzt<text:span text:style-name="T1"> </text:span>sxap<text:span text:style-name="T1"> </text:span>nngr<text:span text:style-name="T1"> </text:span>vgz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8:26:10.688540504</meta:creation-date>
    <dc:date>2026-02-07T18:26:30.694066486</dc:date>
    <meta:editing-duration>PT22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24.2.7.2$Linux_X86_64 LibreOffice_project/420$Build-2</meta:generator>
  </office:meta>
</office:document-meta>
</file>